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d8e" officeooo:paragraph-rsid="000c9d8e"/>
    </style:style>
    <style:style style:name="P2" style:family="paragraph" style:parent-style-name="Standard" style:list-style-name="L1">
      <style:text-properties officeooo:rsid="000daff2" officeooo:paragraph-rsid="000daff2"/>
    </style:style>
    <style:style style:name="P3" style:family="paragraph" style:parent-style-name="Standard" style:list-style-name="L1">
      <style:text-properties officeooo:rsid="000e04e9" officeooo:paragraph-rsid="000e04e9"/>
    </style:style>
    <style:style style:name="P4" style:family="paragraph" style:parent-style-name="Standard" style:list-style-name="L1">
      <style:text-properties officeooo:rsid="000e531c" officeooo:paragraph-rsid="000e531c"/>
    </style:style>
    <style:style style:name="P5" style:family="paragraph" style:parent-style-name="Standard">
      <style:text-properties officeooo:rsid="000e531c" officeooo:paragraph-rsid="000e531c"/>
    </style:style>
    <style:style style:name="T1" style:family="text">
      <style:text-properties officeooo:rsid="000e04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llo World!</text:h>
      <text:p text:style-name="P1"/>
      <text:p text:style-name="P1">This is a test</text:p>
      <text:p text:style-name="P1"/>
      <text:list text:style-name="L1">
        <text:list-item>
          <text:p text:style-name="P2">Supporting .odt files would increase the <text:span text:style-name="T1">number of target systems for 2web</text:span></text:p>
        </text:list-item>
        <text:list-item>
          <text:p text:style-name="P3">second dot point</text:p>
        </text:list-item>
        <text:list-item>
          <text:p text:style-name="P4">third</text:p>
        </text:list-item>
      </text:list>
      <text:p text:style-name="P5"/>
      <text:p text:style-name="P5">W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3:23:19.196533648</meta:creation-date>
    <dc:date>2025-11-04T23:24:46.473913223</dc:date>
    <meta:editing-duration>PT1M8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1" meta:paragraph-count="6" meta:word-count="26" meta:character-count="130" meta:non-whitespace-character-count="113"/>
  </office:meta>
</office:document-meta>
</file>